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24pt" officeooo:rsid="001c1f97" officeooo:paragraph-rsid="001c1f97" style:font-size-asian="21pt" style:font-size-complex="24pt"/>
    </style:style>
    <style:style style:name="P2" style:family="paragraph" style:parent-style-name="Standard">
      <style:text-properties style:font-name="Calibri1" fo:font-size="24pt" officeooo:rsid="001d440a" officeooo:paragraph-rsid="001d440a" style:font-size-asian="21pt" style:font-size-complex="24pt"/>
    </style:style>
    <style:style style:name="T1" style:family="text">
      <style:text-properties style:font-name="Calibri"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Calibri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ite 253 ist reichlich unklar. Wie hängt die Wronski-Determinante mit ihrer Herleitung zusammen? Warum ist es nicht das negative? Wieso wechselt auf einmal E2 und E1 die Position?</text:p>
      <text:p text:style-name="P1"/>
      <text:p text:style-name="P2">Also, bei der partiellen Integration verschwindet der zweite Teil: <text:span text:style-name="T1">φ</text:span><text:span text:style-name="T2">1</text:span>'<text:span text:style-name="T1">φ</text:span><text:span text:style-name="T3">2</text:span>'-<text:span text:style-name="T1">φ</text:span><text:span text:style-name="T3">2</text:span>'<text:span text:style-name="T1">φ</text:span><text:span text:style-name="T2">1</text:span>' = 0!</text:p>
      <text:p text:style-name="P2">E2-E1 ist das negative von E1-E2: -(E1-E2) = -E1 + E2 = E2-E1</text:p>
      <text:p text:style-name="P2">Die Wronski-Determinante ist so definiert, dass die (höheren) Ableitungen unten stehen. Damit ist auch definiert warum es negativ sein muß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9T15:01:33.025000000</dc:date>
    <meta:generator>LibreOffice/4.1.4.2$Windows_x86 LibreOffice_project/0a0440ccc0227ad9829de5f46be37cfb6edcf72</meta:generator>
    <meta:document-statistic meta:table-count="0" meta:image-count="0" meta:object-count="0" meta:page-count="1" meta:paragraph-count="4" meta:word-count="73" meta:character-count="465" meta:non-whitespace-character-count="396"/>
  </office:meta>
</office:document-meta>
</file>